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2.6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aisson modèle non-tri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araisson modèle trié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6376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mparaisson modèle non-trié'.B2:'Comparaisson modèle non-trié'.H22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Comparaisson modèle trié'.B2:'Comparaisson modèle trié'.H2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ffcc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4:02:35.386000000</dc:date>
    <meta:editing-duration>PT4H52M9S</meta:editing-duration>
    <meta:editing-cycles>18</meta:editing-cycles>
    <meta:generator>LibreOffice/7.4.2.3$Windows_X86_64 LibreOffice_project/382eef1f22670f7f4118c8c2dd222ec7ad009daf</meta:generator>
    <meta:document-statistic meta:table-count="2" meta:cell-count="294" meta:object-count="0"/>
  </office:meta>
</office:document-meta>
</file>